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asurement.Measurement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div( doub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add( Measureme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asurement.sub( doub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mul( double d , Uni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asurement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sub( double d , Uni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asurement.mul( Measureme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asurement.Measurement( double value , double error , Unit unit , long 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asurement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compareTo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easurement.add( doub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div( Measureme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asurement.sub( Measureme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asurement.Measurement( double value , double error , 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Measurement( double value , 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asurement.div( double d , Uni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asurem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asurement.mul( doub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.add( double d , Uni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